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T35" style:parent-style-name="DefaultParagraphFont" style:family="text">
      <style:text-properties style:font-name="Times New Roman" fo:font-style="italic" style:font-style-asian="italic" style:font-style-complex="italic"/>
    </style:style>
    <style:style style:name="P36" style:parent-style-name="ListParagraph" style:list-style-name="WWNum3" style:family="paragraph">
      <style:paragraph-properties fo:margin-bottom="0.0694in" fo:line-height="100%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9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ListParagraph" style:list-style-name="WWNum1" style:family="paragraph">
      <style:paragraph-properties fo:margin-bottom="0.0694in" fo:line-height="100%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size="12pt" style:font-size-asian="12pt"/>
    </style:style>
    <style:style style:name="T57" style:parent-style-name="DefaultParagraphFont" style:family="text">
      <style:text-properties style:font-name="Times New Roman" fo:font-style="italic" style:font-style-asian="italic"/>
    </style:style>
    <style:style style:name="P58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60" style:parent-style-name="Standard" style:family="paragraph">
      <style:text-properties fo:font-size="6pt" style:font-size-asian="6pt"/>
    </style:style>
    <style:style style:name="T6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fo:font-size="11pt" style:font-size-asian="11pt"/>
    </style:style>
    <style:style style:name="P79" style:parent-style-name="Standard" style:family="paragraph">
      <style:text-properties style:font-weight-complex="bold" fo:font-size="11pt" style:font-size-asian="11pt"/>
    </style:style>
    <style:style style:name="P80" style:parent-style-name="Standard" style:family="paragraph">
      <style:text-properties style:font-weight-complex="bold" fo:font-size="11pt" style:font-size-asian="11pt"/>
    </style:style>
    <style:style style:name="T8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T94" style:parent-style-name="DefaultParagraphFont" style:family="text">
      <style:text-properties style:font-weight-complex="bold" style:font-style-complex="italic" fo:font-size="11pt" style:font-size-asian="11pt"/>
    </style:style>
    <style:style style:name="T95" style:parent-style-name="DefaultParagraphFont" style:family="text">
      <style:text-properties style:font-weight-complex="bold" style:font-style-complex="italic" fo:font-size="11pt" style:font-size-asian="11pt"/>
    </style:style>
    <style:style style:name="T96" style:parent-style-name="DefaultParagraphFont" style:family="text">
      <style:text-properties style:font-weight-complex="bold" style:font-style-complex="italic" fo:font-size="11pt" style:font-size-asian="11pt"/>
    </style:style>
    <style:style style:name="T97" style:parent-style-name="DefaultParagraphFont" style:family="text">
      <style:text-properties style:font-weight-complex="bold" style:font-style-complex="italic" fo:font-size="11pt" style:font-size-asian="11pt"/>
    </style:style>
    <style:style style:name="P98" style:parent-style-name="Standard" style:family="paragraph">
      <style:text-properties style:font-weight-complex="bold" style:font-style-complex="italic" fo:font-size="11pt" style:font-size-asian="11pt"/>
    </style:style>
    <style:style style:name="P99" style:parent-style-name="Standard" style:family="paragraph">
      <style:text-properties style:font-weight-complex="bold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style:font-style-complex="italic" fo:font-size="11pt" style:font-size-asian="11pt"/>
    </style:style>
    <style:style style:name="T103" style:parent-style-name="DefaultParagraphFont" style:family="text">
      <style:text-properties style:font-weight-complex="bold" style:font-style-complex="italic" fo:font-size="11pt" style:font-size-asian="11pt"/>
    </style:style>
    <style:style style:name="T104" style:parent-style-name="DefaultParagraphFont" style:family="text">
      <style:text-properties style:font-weight-complex="bold" style:font-style-complex="italic" fo:font-size="11pt" style:font-size-asian="11pt"/>
    </style:style>
    <style:style style:name="T105" style:parent-style-name="DefaultParagraphFont" style:family="text">
      <style:text-properties style:font-weight-complex="bold" style:font-style-complex="italic" fo:font-size="11pt" style:font-size-asian="11pt"/>
    </style:style>
    <style:style style:name="T106" style:parent-style-name="DefaultParagraphFont" style:family="text">
      <style:text-properties style:font-weight-complex="bold" style:font-style-complex="italic" fo:font-size="11pt" style:font-size-asian="11pt"/>
    </style:style>
    <style:style style:name="T107" style:parent-style-name="DefaultParagraphFont" style:family="text">
      <style:text-properties style:font-weight-complex="bold" style:font-style-complex="italic" fo:font-size="11pt" style:font-size-asian="11pt"/>
    </style:style>
    <style:style style:name="T108" style:parent-style-name="DefaultParagraphFont" style:family="text">
      <style:text-properties style:font-weight-complex="bold" style:font-style-complex="italic" fo:font-size="11pt" style:font-size-asian="11pt"/>
    </style:style>
    <style:style style:name="T109" style:parent-style-name="DefaultParagraphFont" style:family="text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12" style:parent-style-name="Standard" style:family="paragraph">
      <style:text-properties style:font-weight-complex="bold" style:font-style-complex="italic" fo:font-size="11pt" style:font-size-asian="11pt"/>
    </style:style>
    <style:style style:name="P113" style:parent-style-name="Standard" style:family="paragraph">
      <style:text-properties style:font-weight-complex="bold" style:font-style-complex="italic" fo:font-size="11pt" style:font-size-asian="11pt"/>
    </style:style>
    <style:style style:name="T11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30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4" style:parent-style-name="Standard" style:family="paragraph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style:text-position="super 63.6%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ize="11pt" style:font-size-asian="11pt"/>
    </style:style>
    <style:style style:name="T186" style:parent-style-name="DefaultParagraphFont" style:family="text">
      <style:text-properties style:font-weight-complex="bold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9" style:parent-style-name="DefaultParagraphFont" style:family="text">
      <style:text-properties fo:font-style="italic" style:font-style-asian="italic" fo:font-size="11pt" style:font-size-asian="11pt"/>
    </style:style>
    <style:style style:name="T190" style:parent-style-name="DefaultParagraphFont" style:family="text">
      <style:text-properties fo:font-style="italic" style:font-style-asian="italic" fo:font-size="11pt" style:font-size-asian="11pt"/>
    </style:style>
    <style:style style:name="T19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9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196" style:parent-style-name="Standard" style:family="paragraph">
      <style:paragraph-properties fo:line-height="125%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05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06" style:parent-style-name="Standard" style:family="paragraph">
      <style:paragraph-properties fo:line-height="125%"/>
    </style:style>
    <style:style style:name="T207" style:parent-style-name="DefaultParagraphFont" style:family="text">
      <style:text-properties style:font-weight-complex="bold" fo:font-size="11pt" style:font-size-asian="11pt" style:font-size-complex="11pt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1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16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8" style:parent-style-name="Framecontents" style:family="paragraph">
      <style:paragraph-properties fo:line-height="110%"/>
    </style:style>
    <style:style style:name="T219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<text:s/></text:span><text:span text:style-name="T35">2020</text:span></text:p>
          <text:list text:continue-numbering="true">
            <text:list-item>
              <text:p text:style-name="P36"><text:span text:style-name="T37">GPA: 3.82</text:span></text:p>
            </text:list-item>
          </text:list>
        </text:list-item>
        <text:list-item>
          <text:p text:style-name="P38">Major: Computer Science</text:p>
        </text:list-item>
        <text:list-item>
          <text:p text:style-name="P39">Minor: Mathematics</text:p>
        </text:list-item>
      </text:list>
      <text:p text:style-name="Standard"><text:span text:style-name="T40">Thomas Jefferson High School for Science and Technology</text:span><text:span text:style-name="T41"><text:tab/></text:span><text:span text:style-name="T42"><text:tab/></text:span><text:span text:style-name="T43"><text:tab/></text:span><text:span text:style-name="T44"><text:tab/><text:s text:c="11"/></text:span><text:span text:style-name="T45">Alexandria, VA</text:span></text:p>
      <text:list text:style-name="WWNum1">
        <text:list-item>
          <text:p text:style-name="P46"><text:span text:style-name="T47">Jefferson Diploma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text:s text:c="10"/></text:span><text:span text:style-name="T56"><text:tab/><text:s text:c="3"/></text:span><text:span text:style-name="T57">Sept. 2013–June 2017</text:span></text:p>
        </text:list-item>
        <text:list-item>
          <text:p text:style-name="P58">ACT: 35/36 (Reading: 36; Math: 36; Science: 34;<text:s/>Writing 33)</text:p>
        </text:list-item>
      </text:list>
      <text:p text:style-name="P59">Experience and Leadership</text:p>
      <text:p text:style-name="P60"/>
      <text:p text:style-name="Standard"><text:span text:style-name="T61">L&amp;S Center for Academic Excellence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s text:c="4"/>2017-Present</text:span></text:p>
      <text:p text:style-name="Standard"><text:span text:style-name="T72">Webmaster and Social Media Coordinator</text:span><text:span text:style-name="T73"><text:tab/></text:span><text:span text:style-name="T74"><text:tab/></text:span><text:span text:style-name="T75"><text:tab/></text:span><text:span text:style-name="T76"><text:tab/></text:span></text:p>
      <text:p text:style-name="Standard"><text:span text:style-name="T77"><text:tab/></text:span><text:span text:style-name="T78">Developed website for Center for Academic Excellence, utilizing Google Analytics to optimize pages</text:span></text:p>
      <text:p text:style-name="P79"><text:tab/>Coordinated<text:s/>with Letters and Science organizations and programs to maintain and rework site</text:p>
      <text:p text:style-name="P80"><text:tab/>Employ social media to generate interest in the CAE website and programs</text:p>
      <text:p text:style-name="Standard"><text:span text:style-name="T81">Capital One<text:s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text:s text:c="23"/></text:span><text:span text:style-name="T92">June-August 2018</text:span></text:p>
      <text:p text:style-name="P93">Associate Software Engineer</text:p>
      <text:p text:style-name="Standard"><text:span text:style-name="T94"><text:tab/>Contributed</text:span><text:span text:style-name="T95"><text:s/>to<text:s/></text:span><text:span text:style-name="T96">Jira<text:s/></text:span><text:span text:style-name="T97">stories focused on developing and maintaining banking website <text:s text:c="5"/></text:span></text:p>
      <text:p text:style-name="P98"><text:tab/>Employed Java, AngularJS, and TypeScript to operate on the frontend and<text:s/>orchestration layer<text:s/>of the site</text:p>
      <text:p text:style-name="P99"><text:tab/>Worked with other engineers and teams to repair bugs and resolve API failures</text:p>
      <text:p text:style-name="Standard"><text:span text:style-name="T100">Associate</text:span><text:span text:style-name="T101"><text:s/>Software Engineer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text:s text:c="7"/></text:span><text:span text:style-name="T109"><text:tab/></text:span><text:span text:style-name="T110"><text:tab/><text:s text:c="9"/></text:span><text:span text:style-name="T111">June-August 2017</text:span></text:p>
      <text:p text:style-name="P112"><text:tab/>Helped develop banking web application utilizing new tools such as AngularJS, Jenkins, and AWS</text:p>
      <text:p text:style-name="P113"><text:tab/>Learned and used Agile methodology by attending daily scrums, standups, and completing stories</text:p>
      <text:p text:style-name="Standard"><text:span text:style-name="T114">Brai</text:span><text:span text:style-name="T115">n Health Alliance</text:span></text:p>
      <text:p text:style-name="Standard"><text:span text:style-name="T116">Software Intern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text:s text:c="6"/></text:span><text:span text:style-name="T123"><text:tab/><text:s text:c="17"/></text:span><text:span text:style-name="T124"><text:tab/></text:span><text:span text:style-name="T125"><text:tab/></text:span><text:span text:style-name="T126"><text:tab/><text:s text:c="4"/>June-September 2016</text:span></text:p>
      <text:p text:style-name="P127">Utilized a MEAN full-stack solution to investigate the potential of a NoSQL semantic web</text:p>
      <text:p text:style-name="P128">Focused on implementing MongoDB database with Mongoose as part of a Node web<text:s/>application</text:p>
      <text:p text:style-name="P129">Collaborate with peers to write and publish a paper in the W3 Consortium journal</text:p>
      <text:p text:style-name="P130">STEMBassadors</text:p>
      <text:p text:style-name="Standard"><text:span text:style-name="T131"><text:s/></text:span><text:span text:style-name="T132">Teacher Assistant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text:s text:c="4"/></text:span><text:span text:style-name="T141"><text:tab/></text:span><text:span text:style-name="T142"><text:tab/><text:s text:c="4"/></text:span><text:span text:style-name="T143">June-September 2015</text:span></text:p>
      <text:p text:style-name="P144"><text:tab/>Worked with elementary school children to help develop STEM interests at an early age</text:p>
      <text:p text:style-name="Standard"><text:span text:style-name="T145"><text:tab/>Organ</text:span><text:span text:style-name="T146">ized and led math, science, and tech experiments among 1</text:span><text:span text:style-name="T147">st</text:span><text:span text:style-name="T148"><text:s/>to 6</text:span><text:span text:style-name="T149">th</text:span><text:span text:style-name="T150"><text:s/>graders</text:span></text:p>
      <text:p text:style-name="Standard"><text:span text:style-name="T151">UNICEF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text:s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text:s text:c="4"/>2</text:span><text:span text:style-name="T164">017-Present</text:span></text:p>
      <text:p text:style-name="Standard"><text:span text:style-name="T165">Software Development Club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text:s text:c="4"/>2017-Present</text:span></text:p>
      <text:p text:style-name="Standard"><text:span text:style-name="T176">Artificial Intelligence Club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text:s text:c="4"/></text:span><text:span text:style-name="T187">2017-</text:span><text:span text:style-name="T188">Present</text:span></text:p>
      <text:p text:style-name="Standard"><text:span text:style-name="T189">Thomas Jefferson Crew (Winter/Spring)<text:s/></text:span><text:span text:style-name="T190">and Resilient Rowing (Summer/Fall)</text:span><text:span text:style-name="T191"><text:tab/></text:span><text:span text:style-name="T192"><text:tab/></text:span><text:span text:style-name="T193"><text:tab/><text:s text:c="13"/></text:span><text:span text:style-name="T194"><text:tab/><text:s text:c="8"/>2013-2017</text:span></text:p>
      <text:p text:style-name="P195">Honors and Achievements</text:p>
      <text:p text:style-name="P196"><text:span text:style-name="T197">National AP Scholar and AP Scholar with Distinction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text:s text:c="12"/></text:span><text:span text:style-name="T204"><text:tab/><text:s text:c="4"/>2016 &amp; 2017</text:span></text:p>
      <text:p text:style-name="P205">Jefferson Crew Most Valuable Player<text:s/><text:tab/><text:tab/><text:tab/><text:tab/><text:tab/><text:tab/><text:tab/><text:tab/><text:tab/><text:s text:c="3"/>Summer 2016</text:p>
      <text:p text:style-name="P206"><text:span text:style-name="T207">Scholastic Nation</text:span><text:span text:style-name="T208">al Championship Regatta Men’s Varsity Second 8+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text:s text:c="2"/></text:span><text:span text:style-name="T214"><text:s text:c="3"/>Spring 2014</text:span></text:p>
      <text:p text:style-name="P215">Skills<text:tab/><text:tab/><text:tab/><text:tab/><text:tab/><text:tab/><text:tab/><text:s text:c="7"/></text:p>
      <text:p text:style-name="Standard"><draw:frame draw:id="id0" draw:style-name="a0" draw:name="Frame2" text:anchor-type="as-char" svg:x="0in" svg:y="0in" svg:width="3.61667in" svg:height="0.6in" style:rel-width="scale" style:rel-height="scale"><draw:text-box><text:p text:style-name="P216">Programming Languages: Java, Python, JavaScript</text:p><text:p text:style-name="P217">Web/Mobile Dev: Angular, MongoDB, MySQL, Firebase</text:p><text:p text:style-name="P218"><text:span text:style-name="T219">Interests: AI (DNN and Reinforcement Learning)</text:span></text:p></draw:text-box><svg:title/><svg:desc/></draw:frame><text:s text:c="10"/><draw:frame draw:id="id1" draw:style-name="a1" draw:name="Frame2" text:anchor-type="as-char" svg:x="0in" svg:y="0in" svg:width="2.5in" svg:height="0.6in" style:rel-width="scale" style:rel-height="scale"><draw:text-box><text:p text:style-name="P220">OS:<text:s/>Linux</text:p><text:p text:style-name="P221">Tools: Git, GitHub, Shell Script (Linux)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6-22T01:17:00Z</dc:date>
    <meta:print-date>2017-08-17T19:31:00Z</meta:print-date>
    <meta:template xlink:href="Normal.dotm" xlink:type="simple"/>
    <meta:editing-cycles>175</meta:editing-cycles>
    <meta:editing-duration>PT6960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7" meta:character-count="2590" meta:row-count="18" meta:non-whitespace-character-count="2208"/>
  </office:meta>
</office:document-meta>
</file>